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6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 style:data-style-name="N100">
      <style:table-cell-properties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2">
          <table:table-cell office:value-type="string" calcext:value-type="string">
            <text:p>modbu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onnector=ModBus; host=localhost; port=5502; unit_id=1; timeout=5; auto_open=true; auto_close=true</text:p>
          </table:table-cell>
          <table:table-cell office:value-type="string" calcext:value-type="string">
            <text:p>Модбас коннектор</text:p>
          </table:table-cell>
        </table:table-row>
      </table:table>
      <table:table table:name="Tags" table:style-name="ta1">
        <table:table-column table:style-name="co4" table:default-cell-style-name="ce3"/>
        <table:table-column table:style-name="co1" table:default-cell-style-name="ce3"/>
        <table:table-column table:style-name="co1" table:number-columns-repeated="4" table:default-cell-style-name="Default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0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1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2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3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4:1</text:p>
          </table:table-cell>
          <table:table-cell/>
        </table:table-row>
      </table:table>
      <table:table table:name="Scripts" table:style-name="ta1">
        <table:table-column table:style-name="co1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2">print(tgv)</text:span></text:p>
            <text:p>tgv.value = rnd.uniform(0,100)</text:p>
            <text:p>tgv.status = 0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2">tgv = self.server.get('Tag_2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2">tgv = self.server.get('Tag_3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.00.0000</text:date>, <text:time style:data-style-name="N2" text:time-value="17:22:02.77113101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36:01.514000000</meta:creation-date>
    <meta:generator>LibreOffice/24.2.7.2$Linux_X86_64 LibreOffice_project/420$Build-2</meta:generator>
    <dc:date>2025-09-01T17:24:50.930747929</dc:date>
    <meta:editing-duration>PT6H34M41S</meta:editing-duration>
    <meta:editing-cycles>40</meta:editing-cycles>
    <meta:document-statistic meta:table-count="3" meta:cell-count="792" meta:object-count="0"/>
  </office:meta>
</office:document-meta>
</file>